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57cm" fo:margin-left="-1.065cm" fo:margin-top="0cm" fo:margin-bottom="0cm" table:align="left" style:writing-mode="lr-tb"/>
    </style:style>
    <style:style style:name="Tableau1.A" style:family="table-column">
      <style:table-column-properties style:column-width="15.284cm"/>
    </style:style>
    <style:style style:name="Tableau1.B" style:family="table-column">
      <style:table-column-properties style:column-width="3.78cm"/>
    </style:style>
    <style:style style:name="Tableau1.C" style:family="table-column">
      <style:table-column-properties style:column-width="1.228cm"/>
    </style:style>
    <style:style style:name="Tableau1.D" style:family="table-column">
      <style:table-column-properties style:column-width="6.216cm"/>
    </style:style>
    <style:style style:name="Tableau1.E" style:family="table-column">
      <style:table-column-properties style:column-width="0.04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style:vertical-align="middle"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C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style:vertical-align="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A4" style:family="table-cell">
      <style:table-cell-properties style:vertical-align="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D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5" style:family="table-row">
      <style:table-row-properties style:min-row-height="0.159cm" fo:keep-together="auto"/>
    </style:style>
    <style:style style:name="P1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2" style:family="paragraph" style:parent-style-name="Standard">
      <style:text-properties style:font-name="Caligra" officeooo:paragraph-rsid="00540c2c"/>
    </style:style>
    <style:style style:name="P3" style:family="paragraph" style:parent-style-name="Standard">
      <style:paragraph-properties fo:text-align="start" style:justify-single-word="false"/>
      <style:text-properties style:font-name="Caligra" fo:font-size="11pt" officeooo:rsid="0086054a" officeooo:paragraph-rsid="0086054a" style:font-size-asian="11pt" style:font-name-complex="Arial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Caligra" officeooo:rsid="004557dc" officeooo:paragraph-rsid="00540c2c"/>
    </style:style>
    <style:style style:name="P5" style:family="paragraph" style:parent-style-name="Standard">
      <style:paragraph-properties fo:text-align="start" style:justify-single-word="false"/>
      <style:text-properties style:font-name="Caligra" officeooo:rsid="006ec06e" officeooo:paragraph-rsid="006ec06e"/>
    </style:style>
    <style:style style:name="P6" style:family="paragraph" style:parent-style-name="Standard">
      <style:paragraph-properties fo:text-align="start" style:justify-single-word="false"/>
      <style:text-properties style:font-name="Caligra" officeooo:rsid="0086054a" officeooo:paragraph-rsid="0086054a"/>
    </style:style>
    <style:style style:name="P7" style:family="paragraph" style:parent-style-name="Standard">
      <style:paragraph-properties fo:text-align="start" style:justify-single-word="false"/>
      <style:text-properties style:font-name="Caligra" fo:font-weight="bold" officeooo:rsid="007bbd22" officeooo:paragraph-rsid="007bbd22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gra" fo:font-weight="bold" officeooo:rsid="00987053" officeooo:paragraph-rsid="0098705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981840" officeooo:paragraph-rsid="00981840"/>
    </style:style>
    <style:style style:name="P10" style:family="paragraph" style:parent-style-name="Standard">
      <style:paragraph-properties fo:text-align="start" style:justify-single-word="false"/>
      <style:text-properties fo:font-weight="bold" officeooo:paragraph-rsid="007bbd22" style:font-weight-asian="bold" style:font-weight-complex="bold"/>
    </style:style>
    <style:style style:name="P11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officeooo:paragraph-rsid="00540c2c"/>
    </style:style>
    <style:style style:name="P12" style:family="paragraph" style:parent-style-name="Standard">
      <style:paragraph-properties fo:margin-left="0cm" fo:margin-right="-0.81cm" fo:margin-top="0.071cm" fo:margin-bottom="0cm" style:contextual-spacing="false" fo:text-align="start" style:justify-single-word="false" fo:text-indent="0cm" style:auto-text-indent="false"/>
      <style:text-properties officeooo:paragraph-rsid="00540c2c"/>
    </style:style>
    <style:style style:name="P13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officeooo:rsid="005dcd22" officeooo:paragraph-rsid="005ec4e3"/>
    </style:style>
    <style:style style:name="P14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fo:font-size="11pt" fo:font-weight="bold" officeooo:rsid="005dcd22" officeooo:paragraph-rsid="005ec4e3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11pt" fo:font-weight="bold" officeooo:paragraph-rsid="00540c2c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left="0cm" fo:margin-right="-0.806cm" fo:text-align="start" style:justify-single-word="false" fo:text-indent="0cm" style:auto-text-indent="false"/>
      <style:text-properties style:font-name="Caligra" fo:font-size="11pt" officeooo:rsid="0034df90" officeooo:paragraph-rsid="00540c2c" style:font-size-asian="11pt" style:font-name-complex="Arial" style:font-size-complex="11pt"/>
    </style:style>
    <style:style style:name="P17" style:family="paragraph" style:parent-style-name="Standard">
      <style:paragraph-properties fo:margin-left="0cm" fo:margin-right="-0.806cm" fo:text-align="start" style:justify-single-word="false" fo:text-indent="0cm" style:auto-text-indent="false"/>
      <style:text-properties style:font-name="Caligra" officeooo:paragraph-rsid="00540c2c"/>
    </style:style>
    <style:style style:name="P18" style:family="paragraph" style:parent-style-name="Standard">
      <style:paragraph-properties fo:margin-left="0cm" fo:margin-right="-0.806cm" fo:text-align="start" style:justify-single-word="false" fo:text-indent="0cm" style:auto-text-indent="false"/>
      <style:text-properties style:font-name="Caligra" officeooo:rsid="008768c2" officeooo:paragraph-rsid="008768c2"/>
    </style:style>
    <style:style style:name="P19" style:family="paragraph" style:parent-style-name="Standard">
      <style:paragraph-properties fo:margin-left="0cm" fo:margin-right="-0.806cm" fo:text-align="start" style:justify-single-word="false" fo:text-indent="0cm" style:auto-text-indent="false"/>
      <style:text-properties style:font-name="Caligra" officeooo:rsid="0087dc3a" officeooo:paragraph-rsid="0087dc3a"/>
    </style:style>
    <style:style style:name="P20" style:family="paragraph" style:parent-style-name="Standard">
      <style:paragraph-properties fo:margin-left="0cm" fo:margin-right="-0.806cm" fo:text-align="start" style:justify-single-word="false" fo:text-indent="0cm" style:auto-text-indent="false"/>
      <style:text-properties style:font-name="Caligra" officeooo:rsid="008af4be" officeooo:paragraph-rsid="008af4be"/>
    </style:style>
    <style:style style:name="P21" style:family="paragraph" style:parent-style-name="Standard">
      <style:paragraph-properties fo:margin-left="0cm" fo:margin-right="-0.806cm" fo:text-align="start" style:justify-single-word="false" fo:text-indent="0cm" style:auto-text-indent="false"/>
      <style:text-properties style:font-name="Caligra" officeooo:rsid="008c1873" officeooo:paragraph-rsid="008c1873"/>
    </style:style>
    <style:style style:name="P22" style:family="paragraph" style:parent-style-name="Standard">
      <style:paragraph-properties fo:margin-left="0cm" fo:margin-right="-0.806cm" fo:text-align="start" style:justify-single-word="false" fo:text-indent="0cm" style:auto-text-indent="false"/>
      <style:text-properties style:font-name="Caligra" officeooo:rsid="008d641d" officeooo:paragraph-rsid="008d641d"/>
    </style:style>
    <style:style style:name="P23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4" style:family="paragraph" style:parent-style-name="Standard">
      <style:paragraph-properties fo:margin-left="0cm" fo:margin-right="-0.806cm" fo:text-align="start" style:justify-single-word="false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5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6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27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Caligra" fo:font-size="11pt" fo:font-style="normal" fo:font-weight="normal" officeooo:rsid="006b6f82" officeooo:paragraph-rsid="006b6f8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officeooo:paragraph-rsid="0067020d"/>
    </style:style>
    <style:style style:name="P29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fo:font-style="italic" fo:font-weight="normal" officeooo:rsid="006b6f82" officeooo:paragraph-rsid="006b6f82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officeooo:rsid="006c7521" officeooo:paragraph-rsid="00790d01"/>
    </style:style>
    <style:style style:name="P31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fo:font-weight="bold" officeooo:rsid="0074430e" officeooo:paragraph-rsid="0074430e" style:font-weight-asian="bold" style:font-weight-complex="bold"/>
    </style:style>
    <style:style style:name="P32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fo:font-weight="bold" officeooo:rsid="0084dc05" officeooo:paragraph-rsid="0084dc05" style:font-weight-asian="bold" style:font-weight-complex="bold"/>
    </style:style>
    <style:style style:name="P33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fo:font-weight="bold" officeooo:rsid="009a96b1" officeooo:paragraph-rsid="009a96b1" style:font-weight-asian="bold" style:font-weight-complex="bold"/>
    </style:style>
    <style:style style:name="P34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fo:font-weight="bold" officeooo:rsid="009af5fb" officeooo:paragraph-rsid="009af5fb" style:font-weight-asian="bold" style:font-weight-complex="bold"/>
    </style:style>
    <style:style style:name="P35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fo:font-weight="bold" officeooo:rsid="007ee1bb" officeooo:paragraph-rsid="007ee1bb" style:font-weight-asian="bold" style:font-weight-complex="bold"/>
    </style:style>
    <style:style style:name="P36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fo:font-weight="bold" officeooo:rsid="00807317" officeooo:paragraph-rsid="00807317" style:font-weight-asian="bold" style:font-weight-complex="bold"/>
    </style:style>
    <style:style style:name="P37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officeooo:rsid="00790d01" officeooo:paragraph-rsid="00790d01"/>
    </style:style>
    <style:style style:name="P38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officeooo:rsid="007a3abe" officeooo:paragraph-rsid="007a3abe"/>
    </style:style>
    <style:style style:name="P39" style:family="paragraph" style:parent-style-name="Standard">
      <style:paragraph-properties fo:text-align="start" style:justify-single-word="false"/>
      <style:text-properties style:font-name="Caligra" fo:font-size="11pt" officeooo:rsid="00a6efbc" officeooo:paragraph-rsid="00a6efbc" style:font-size-asian="11pt" style:font-name-complex="Arial" style:font-size-complex="11pt"/>
    </style:style>
    <style:style style:name="P40" style:family="paragraph" style:parent-style-name="Standard">
      <style:paragraph-properties fo:text-align="start" style:justify-single-word="false"/>
      <style:text-properties style:font-name="Caligra" officeooo:rsid="00a7b96f" officeooo:paragraph-rsid="00a7b96f"/>
    </style:style>
    <style:style style:name="P41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Caligra" fo:font-size="11pt" fo:font-weight="bold" officeooo:rsid="00a61124" officeooo:paragraph-rsid="00a61124" style:font-size-asian="11pt" style:font-weight-asian="bold" style:font-name-complex="Arial" style:font-size-complex="11pt" style:font-weight-complex="bold"/>
    </style:style>
    <style:style style:name="P42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fo:font-weight="bold" officeooo:rsid="009cb411" officeooo:paragraph-rsid="009cb411" style:font-weight-asian="bold" style:font-weight-complex="bold"/>
    </style:style>
    <style:style style:name="P43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fo:font-weight="bold" officeooo:rsid="006ec06e" officeooo:paragraph-rsid="006ec06e" style:font-weight-asian="bold" style:font-weight-complex="bold"/>
    </style:style>
    <style:style style:name="P44" style:family="paragraph" style:parent-style-name="Standard">
      <style:paragraph-properties fo:margin-left="0cm" fo:margin-right="-0.806cm" fo:text-align="start" style:justify-single-word="false" fo:text-indent="0cm" style:auto-text-indent="false"/>
      <style:text-properties style:font-name="Caligra" fo:font-size="11pt" officeooo:rsid="0034df90" officeooo:paragraph-rsid="00540c2c" style:font-size-asian="11pt" style:font-name-complex="Arial" style:font-size-complex="11pt"/>
    </style:style>
    <style:style style:name="P45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Caligra" fo:font-size="11pt" officeooo:rsid="00a9dcff" officeooo:paragraph-rsid="00a9dcff" style:font-size-asian="11pt" style:font-name-complex="Arial" style:font-size-complex="11pt"/>
    </style:style>
    <style:style style:name="P46" style:family="paragraph" style:parent-style-name="Standard">
      <style:paragraph-properties fo:margin-left="0cm" fo:margin-right="-0.806cm" fo:text-align="start" style:justify-single-word="false" fo:text-indent="0cm" style:auto-text-indent="false"/>
      <style:text-properties style:font-name="Caligra" officeooo:rsid="008c1873" officeooo:paragraph-rsid="0089da5a"/>
    </style:style>
    <style:style style:name="P47" style:family="paragraph" style:parent-style-name="Standard">
      <style:paragraph-properties fo:margin-left="0cm" fo:margin-right="-0.806cm" fo:text-align="start" style:justify-single-word="false" fo:text-indent="0cm" style:auto-text-indent="false"/>
      <style:text-properties style:font-name="Caligra" officeooo:rsid="00906a35" officeooo:paragraph-rsid="008ea5a5"/>
    </style:style>
    <style:style style:name="P48" style:family="paragraph" style:parent-style-name="Text_20_body" style:master-page-name="Standard">
      <style:paragraph-properties style:page-number="auto"/>
      <style:text-properties officeooo:paragraph-rsid="00a4609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e000c" style:font-weight-asian="bold" style:font-weight-complex="bold"/>
    </style:style>
    <style:style style:name="T3" style:family="text">
      <style:text-properties fo:font-weight="bold" officeooo:rsid="0087f01f" style:font-weight-asian="bold" style:font-weight-complex="bold"/>
    </style:style>
    <style:style style:name="T4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32f1ff" style:font-style-asian="normal" style:font-style-complex="normal"/>
    </style:style>
    <style:style style:name="T7" style:family="text">
      <style:text-properties fo:font-style="normal" officeooo:rsid="00625857" style:font-style-asian="normal" style:font-style-complex="normal"/>
    </style:style>
    <style:style style:name="T8" style:family="text">
      <style:text-properties fo:font-style="normal" officeooo:rsid="00a2ff44" style:font-style-asian="normal" style:font-style-complex="normal"/>
    </style:style>
    <style:style style:name="T9" style:family="text">
      <style:text-properties fo:font-style="normal" officeooo:rsid="00821cad" style:font-style-asian="normal" style:font-style-complex="normal"/>
    </style:style>
    <style:style style:name="T10" style:family="text">
      <style:text-properties fo:font-style="normal" officeooo:rsid="009e0779" style:font-style-asian="normal" style:font-style-complex="normal"/>
    </style:style>
    <style:style style:name="T11" style:family="text">
      <style:text-properties officeooo:rsid="002fecf8"/>
    </style:style>
    <style:style style:name="T12" style:family="text">
      <style:text-properties fo:font-style="italic" officeooo:rsid="002fecf8" style:font-style-asian="italic" style:font-style-complex="italic"/>
    </style:style>
    <style:style style:name="T13" style:family="text">
      <style:text-properties fo:font-style="italic" officeooo:rsid="005fe045" style:font-style-asian="italic" style:font-style-complex="italic"/>
    </style:style>
    <style:style style:name="T14" style:family="text">
      <style:text-properties fo:font-style="italic" fo:font-weight="normal" officeooo:rsid="00821cad" style:font-style-asian="italic" style:font-weight-asian="normal" style:font-style-complex="italic" style:font-weight-complex="normal"/>
    </style:style>
    <style:style style:name="T15" style:family="text">
      <style:text-properties fo:color="#ffffff" loext:opacity="100%" style:font-name="Caligra" fo:font-size="11pt" fo:font-weight="bold" style:font-size-asian="11pt" style:font-weight-asian="bold" style:font-name-complex="Arial" style:font-size-complex="11pt"/>
    </style:style>
    <style:style style:name="T16" style:family="text">
      <style:text-properties fo:color="#ffffff" loext:opacity="100%" style:font-name="Caligra" fo:font-size="11pt" fo:font-weight="bold" officeooo:rsid="005af52e" style:font-size-asian="11pt" style:font-weight-asian="bold" style:font-name-complex="Arial" style:font-size-complex="11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6e000c" style:font-weight-asian="normal" style:font-weight-complex="normal"/>
    </style:style>
    <style:style style:name="T19" style:family="text">
      <style:text-properties fo:font-weight="normal" officeooo:rsid="0079b232" style:font-weight-asian="normal" style:font-weight-complex="normal"/>
    </style:style>
    <style:style style:name="T20" style:family="text">
      <style:text-properties fo:font-weight="normal" officeooo:rsid="00821cad" style:font-weight-asian="normal" style:font-weight-complex="normal"/>
    </style:style>
    <style:style style:name="T21" style:family="text">
      <style:text-properties style:font-name="Caligra"/>
    </style:style>
    <style:style style:name="T22" style:family="text">
      <style:text-properties style:font-name="Caligra" fo:font-size="11pt" fo:font-weight="bold" style:font-size-asian="11pt" style:font-weight-asian="bold" style:font-name-complex="Arial" style:font-size-complex="11pt" style:font-weight-complex="bold"/>
    </style:style>
    <style:style style:name="T23" style:family="text">
      <style:text-properties style:font-name="Caligra" fo:font-size="11pt" fo:font-weight="bold" officeooo:rsid="004edd93" style:font-size-asian="11pt" style:font-weight-asian="bold" style:font-name-complex="Arial" style:font-size-complex="11pt" style:font-weight-complex="bold"/>
    </style:style>
    <style:style style:name="T24" style:family="text">
      <style:text-properties style:font-name="Caligra" fo:font-size="11pt" fo:font-weight="bold" officeooo:rsid="005c9a32" style:font-size-asian="11pt" style:font-weight-asian="bold" style:font-name-complex="Arial" style:font-size-complex="11pt" style:font-weight-complex="bold"/>
    </style:style>
    <style:style style:name="T25" style:family="text">
      <style:text-properties style:font-name="Caligra" fo:font-size="11pt" fo:font-weight="bold" officeooo:rsid="0061cc0f" style:font-size-asian="11pt" style:font-weight-asian="bold" style:font-name-complex="Arial" style:font-size-complex="11pt" style:font-weight-complex="bold"/>
    </style:style>
    <style:style style:name="T26" style:family="text">
      <style:text-properties style:font-name="Caligra" fo:font-size="11pt" fo:font-weight="bold" officeooo:rsid="0067020d" style:font-size-asian="11pt" style:font-weight-asian="bold" style:font-name-complex="Arial" style:font-size-complex="11pt" style:font-weight-complex="bold"/>
    </style:style>
    <style:style style:name="T27" style:family="text">
      <style:text-properties style:font-name="Caligra" fo:font-size="11pt" fo:font-weight="bold" officeooo:rsid="0067e083" style:font-size-asian="11pt" style:font-weight-asian="bold" style:font-name-complex="Arial" style:font-size-complex="11pt" style:font-weight-complex="bold"/>
    </style:style>
    <style:style style:name="T28" style:family="text">
      <style:text-properties style:font-name="Caligra" fo:font-size="11pt" fo:font-weight="bold" officeooo:rsid="00a9d7f6" style:font-size-asian="11pt" style:font-weight-asian="bold" style:font-name-complex="Arial" style:font-size-complex="11pt" style:font-weight-complex="bold"/>
    </style:style>
    <style:style style:name="T29" style:family="text">
      <style:text-properties style:font-name="Caligra" fo:font-size="11pt" style:font-size-asian="11pt" style:font-name-complex="Arial" style:font-size-complex="11pt"/>
    </style:style>
    <style:style style:name="T30" style:family="text">
      <style:text-properties style:font-name="Caligra" fo:font-size="11pt" officeooo:rsid="0067e083" style:font-size-asian="11pt" style:font-name-complex="Arial" style:font-size-complex="11pt"/>
    </style:style>
    <style:style style:name="T31" style:family="text">
      <style:text-properties style:font-name="Caligra" fo:font-size="11pt" fo:font-weight="normal" officeooo:rsid="0067e083" style:font-size-asian="11pt" style:font-weight-asian="normal" style:font-name-complex="Arial" style:font-size-complex="11pt" style:font-weight-complex="normal"/>
    </style:style>
    <style:style style:name="T32" style:family="text">
      <style:text-properties style:font-name="Caligra" fo:font-size="11pt" fo:font-weight="normal" officeooo:rsid="00690d98" style:font-size-asian="11pt" style:font-weight-asian="normal" style:font-name-complex="Arial" style:font-size-complex="11pt" style:font-weight-complex="normal"/>
    </style:style>
    <style:style style:name="T33" style:family="text">
      <style:text-properties style:font-name="Caligra" officeooo:rsid="007ccb7c"/>
    </style:style>
    <style:style style:name="T34" style:family="text">
      <style:text-properties style:font-name="Caligra" officeooo:rsid="007bbd22"/>
    </style:style>
    <style:style style:name="T35" style:family="text">
      <style:text-properties style:font-name="Caligra" officeooo:rsid="007d2489"/>
    </style:style>
    <style:style style:name="T36" style:family="text">
      <style:text-properties style:font-name="Caligra" officeooo:rsid="002fecf8"/>
    </style:style>
    <style:style style:name="T37" style:family="text">
      <style:text-properties style:font-name="Caligra" fo:font-style="italic" officeooo:rsid="002fecf8" style:font-style-asian="italic" style:font-style-complex="italic"/>
    </style:style>
    <style:style style:name="T38" style:family="text">
      <style:text-properties style:font-name="Caligra" fo:font-style="italic" officeooo:rsid="005fe045" style:font-style-asian="italic" style:font-style-complex="italic"/>
    </style:style>
    <style:style style:name="T39" style:family="text">
      <style:text-properties officeooo:rsid="0074c79b"/>
    </style:style>
    <style:style style:name="T40" style:family="text">
      <style:text-properties officeooo:rsid="00751564"/>
    </style:style>
    <style:style style:name="T41" style:family="text">
      <style:text-properties officeooo:rsid="00821cad"/>
    </style:style>
    <style:style style:name="T42" style:family="text">
      <style:text-properties officeooo:rsid="009e0779"/>
    </style:style>
    <style:style style:name="T43" style:family="text">
      <style:text-properties officeooo:rsid="00a7515f"/>
    </style:style>
    <style:style style:name="T44" style:family="text">
      <style:text-properties officeooo:rsid="00a9d7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text:span text:style-name="T36">La dernière fois :</text:span><text:span text:style-name="T37">’’’</text:span><text:span text:style-name="T38">La dernière séance nous avons...</text:span><text:span text:style-name="T37"> Nous avons continué et terminé l'activité 4 : </text:span><text:span text:style-name="T12">nous finirons de prendre la trace de cours ensemble la prochaine fois.</text:span><text:span text:style-name="T37">’’’</text:span></text:p>
      <text:p text:style-name="P12"><text:span text:style-name="T24">Vendredi </text:span><text:span text:style-name="T28">25</text:span><text:span text:style-name="T24"> Novembre </text:span><text:span text:style-name="T28">10h30</text:span><text:span text:style-name="T25"> 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11"><text:span text:style-name="T15">Séance </text:span><text:span text:style-name="T16">10</text:span><text:span text:style-name="T15">: </text:span><text:span text:style-name="T22">Fiche de préparation</text:span><text:span text:style-name="T23"> <text:s/></text:span></text:p>
            <text:p text:style-name="P13"><text:span text:style-name="T23">O</text:span><text:span text:style-name="T22">bjectif : <text:s/>Réaliser une mesure d’intensité à l’aide un ampèremètre.</text:span></text:p>
            <text:p text:style-name="P14">Connaître l’unité de mesure del’intensité du courant.</text:p>
          </table:table-cell>
          <table:covered-table-cell/>
          <table:table-cell table:style-name="Tableau1.C1" table:number-columns-spanned="3" office:value-type="string">
            <text:p text:style-name="P15">Durée :</text:p>
            <text:p text:style-name="P45">1h30</text:p>
          </table:table-cell>
          <table:covered-table-cell/>
          <table:covered-table-cell/>
        </table:table-row>
        <table:table-row table:style-name="Tableau1.2">
          <table:table-cell table:style-name="Tableau1.C1" office:value-type="string">
            <text:p text:style-name="P25">Déroulement</text:p>
          </table:table-cell>
          <table:table-cell table:style-name="Tableau1.C1" table:number-columns-spanned="2" office:value-type="string">
            <text:p text:style-name="P23">Matériel</text:p>
          </table:table-cell>
          <table:covered-table-cell/>
          <table:table-cell table:style-name="Tableau1.C1" office:value-type="string">
            <text:p text:style-name="P24">Temps</text:p>
          </table:table-cell>
          <table:table-cell table:style-name="Tableau1.C1" table:number-rows-spanned="11" office:value-type="string">
            <text:p text:style-name="P24">Rôle de l’enseignant</text:p>
          </table:table-cell>
        </table:table-row>
        <table:table-row table:style-name="Tableau1.3">
          <table:table-cell table:style-name="Tableau1.A3" office:value-type="string">
            <text:p text:style-name="P26">Appel</text:p>
          </table:table-cell>
          <table:table-cell table:style-name="Tableau1.A3" table:number-columns-spanned="2" office:value-type="string">
            <text:p text:style-name="P3"/>
          </table:table-cell>
          <table:covered-table-cell/>
          <table:table-cell table:style-name="Tableau1.C1" office:value-type="string">
            <text:p text:style-name="P16"/>
          </table:table-cell>
          <table:covered-table-cell/>
        </table:table-row>
        <table:table-row table:style-name="Tableau1.3">
          <table:table-cell table:style-name="Tableau1.A4" office:value-type="string">
            <text:p text:style-name="P41">Trace de cours</text:p>
          </table:table-cell>
          <table:table-cell table:style-name="Tableau1.A4" table:number-columns-spanned="2" office:value-type="string">
            <text:p text:style-name="P39">Trace cours act4 <text:span text:style-name="T43">prof</text:span></text:p>
          </table:table-cell>
          <table:covered-table-cell/>
          <table:table-cell table:style-name="Tableau1.D4" office:value-type="string">
            <text:p text:style-name="P16"/>
          </table:table-cell>
          <table:covered-table-cell/>
        </table:table-row>
        <table:table-row table:style-name="Tableau1.5">
          <table:table-cell table:style-name="Tableau1.A4" office:value-type="string">
            <text:p text:style-name="P28"><text:span text:style-name="T26">Rappel : </text:span><text:span text:style-name="T31">Les chapitres précédent, on a </text:span><text:span text:style-name="T32">parlé</text:span><text:span text:style-name="T31"> du </text:span><text:span text:style-name="T27">courant électrique.</text:span></text:p>
            <text:p text:style-name="P29"><text:span text:style-name="T30">I</text:span><text:span text:style-name="T29">l possède un sens.</text:span></text:p>
            <text:p text:style-name="P27">Aujourd’hui on va mesurer son intensité : la quantité d’électricité à travers le circuit</text:p>
          </table:table-cell>
          <table:table-cell table:style-name="Tableau1.A4" table:number-columns-spanned="2" office:value-type="string">
            <text:p text:style-name="P6"/>
          </table:table-cell>
          <table:covered-table-cell/>
          <table:table-cell table:style-name="Tableau1.A4" office:value-type="string">
            <text:p text:style-name="P18"/>
          </table:table-cell>
          <table:covered-table-cell/>
        </table:table-row>
        <table:table-row table:style-name="Tableau1.5">
          <table:table-cell table:style-name="Tableau1.A4" office:value-type="string">
            <text:p text:style-name="P30">On commence un nouveau chapitre : </text:p>
            <text:p text:style-name="P30"><text:span text:style-name="T2">page</text:span><text:span text:style-name="T18"> Chapitre3 : Mesure de l’intensité</text:span></text:p>
            <text:p text:style-name="P37"><text:span text:style-name="T18">o</text:span><text:span text:style-name="T17">n laisse deux pages blanches </text:span><text:span text:style-name="T19">(attendus et le cours)</text:span></text:p>
          </table:table-cell>
          <table:table-cell table:style-name="Tableau1.A4" table:number-columns-spanned="2" office:value-type="string">
            <text:p text:style-name="P8">Attendus du chapitre</text:p>
          </table:table-cell>
          <table:covered-table-cell/>
          <table:table-cell table:style-name="Tableau1.A4" office:value-type="string">
            <text:p text:style-name="P19"/>
          </table:table-cell>
          <table:covered-table-cell/>
        </table:table-row>
        <table:table-row table:style-name="Tableau1.5">
          <table:table-cell table:style-name="Tableau1.A4" office:value-type="string">
            <text:p text:style-name="P38">On commence <text:span text:style-name="T1">l’activité 1 </text:span><text:span text:style-name="T3">(distribution)</text:span></text:p>
            <text:p text:style-name="P35">+ un élève lit le contexte</text:p>
            <text:p text:style-name="P35">+ présentation Dr Maboul</text:p>
            <text:p text:style-name="P35">+ élève lit question 1</text:p>
            <text:p text:style-name="P36">+ travail en binôme commence</text:p>
          </table:table-cell>
          <table:table-cell table:style-name="Tableau1.A4" table:number-columns-spanned="2" office:value-type="string">
            <text:p text:style-name="P7">Activité1</text:p>
            <text:p text:style-name="P10"><text:span text:style-name="T33">F</text:span><text:span text:style-name="T34">iche_m</text:span><text:span text:style-name="T35">é</text:span><text:span text:style-name="T34">thode</text:span></text:p>
            <text:p text:style-name="P9"><text:span text:style-name="T34">1</text:span><text:span text:style-name="T21">2 bacs (3fils, une pile, un ampèremètre)</text:span></text:p>
          </table:table-cell>
          <table:covered-table-cell/>
          <table:table-cell table:style-name="Tableau1.A4" office:value-type="string">
            <text:p text:style-name="P46"/>
          </table:table-cell>
          <table:covered-table-cell/>
        </table:table-row>
        <table:table-row table:style-name="Tableau1.5">
          <table:table-cell table:style-name="Tableau1.A4" office:value-type="string">
            <text:p text:style-name="P32">Correction question 1 et 2</text:p>
          </table:table-cell>
          <table:table-cell table:style-name="Tableau1.A4" table:number-columns-spanned="2" office:value-type="string">
            <text:p text:style-name="P4"/>
          </table:table-cell>
          <table:covered-table-cell/>
          <table:table-cell table:style-name="Tableau1.A4" office:value-type="string">
            <text:p text:style-name="P22"/>
          </table:table-cell>
          <table:covered-table-cell/>
        </table:table-row>
        <table:table-row table:style-name="Tableau1.5">
          <table:table-cell table:style-name="Tableau1.A4" office:value-type="string">
            <text:p text:style-name="P33">Les élèves répondent aux questions...</text:p>
          </table:table-cell>
          <table:table-cell table:style-name="Tableau1.A4" table:number-columns-spanned="2" office:value-type="string">
            <text:p text:style-name="P4"/>
          </table:table-cell>
          <table:covered-table-cell/>
          <table:table-cell table:style-name="Tableau1.A4" office:value-type="string">
            <text:p text:style-name="P22"/>
          </table:table-cell>
          <table:covered-table-cell/>
        </table:table-row>
        <table:table-row table:style-name="Tableau1.5">
          <table:table-cell table:style-name="Tableau1.A4" office:value-type="string">
            <text:p text:style-name="P34">Correction des questions</text:p>
          </table:table-cell>
          <table:table-cell table:style-name="Tableau1.A4" table:number-columns-spanned="2" office:value-type="string">
            <text:p text:style-name="P4"/>
          </table:table-cell>
          <table:covered-table-cell/>
          <table:table-cell table:style-name="Tableau1.A4" office:value-type="string">
            <text:p text:style-name="P22"/>
          </table:table-cell>
          <table:covered-table-cell/>
        </table:table-row>
        <table:table-row table:style-name="Tableau1.5">
          <table:table-cell table:style-name="Tableau1.A4" office:value-type="string">
            <text:p text:style-name="P43">Bilan, <text:span text:style-name="T20">qu’est-ce qu’on a appris ? </text:span><text:span text:style-name="T14">Intensité ampèremètre et leur symbole</text:span></text:p>
            <text:p text:style-name="P42"><text:span text:style-name="T9">i</text:span><text:span text:style-name="T5">nterroge élèves ! </text:span><text:span text:style-name="T10">Échanges !</text:span></text:p>
          </table:table-cell>
          <table:table-cell table:style-name="Tableau1.A4" table:number-columns-spanned="2" office:value-type="string">
            <text:p text:style-name="P5"/>
          </table:table-cell>
          <table:covered-table-cell/>
          <table:table-cell table:style-name="Tableau1.A4" office:value-type="string">
            <text:p text:style-name="P47"/>
          </table:table-cell>
          <table:covered-table-cell/>
        </table:table-row>
        <table:table-row table:style-name="Tableau1.5">
          <table:table-cell table:style-name="Tableau1.A4" office:value-type="string">
            <text:p text:style-name="P31">Agenda <text:span text:style-name="T39">(ex1,2,3,4,5) pour la prochaine fois</text:span></text:p>
            <text:p text:style-name="P31">+ distribution exercices <text:span text:style-name="T40">(à coller à l’envers du cahier)</text:span></text:p>
          </table:table-cell>
          <table:table-cell table:style-name="Tableau1.A4" table:number-columns-spanned="2" office:value-type="string">
            <text:p text:style-name="P40">exercices/élèves</text:p>
          </table:table-cell>
          <table:covered-table-cell/>
          <table:table-cell table:style-name="Tableau1.A4" office:value-type="string">
            <text:p text:style-name="P17"/>
          </table:table-cell>
          <table:covered-table-cell/>
        </table:table-row>
      </table:table>
      <text:p text:style-name="P2"/>
      <text:p text:style-name="P1"><text:span text:style-name="T4">Pour la prochaine fois </text:span><text:span text:style-name="T6">: </text:span><text:span text:style-name="T7">Ex 1,2,3,4,5 de la fiche d’exercice </text:span><text:span text:style-name="T8">+ recopier trace_cour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4M48S</meta:editing-duration>
    <meta:editing-cycles>75</meta:editing-cycles>
    <meta:generator>LibreOffice/7.0.3.1$Linux_X86_64 LibreOffice_project/00$Build-1</meta:generator>
    <meta:creation-date>2020-11-12T23:11:05.168185275</meta:creation-date>
    <meta:initial-creator>J Cercy</meta:initial-creator>
    <dc:date>2020-11-25T09:12:37.401699926</dc:date>
    <dc:creator>J Cercy</dc:creator>
    <meta:document-statistic meta:table-count="1" meta:image-count="0" meta:object-count="0" meta:page-count="1" meta:paragraph-count="38" meta:word-count="217" meta:character-count="1354" meta:non-whitespace-character-count="1170"/>
    <meta:template xlink:type="simple" xlink:actuate="onRequest" xlink:title="fiche_de_prep_type" xlink:href="../../../../../../../mes_ressources/document%20type/fiche_de_prep_type.ott" meta:date="2020-11-12T23:11:03.720361505"/>
  </office:meta>
</office:document-meta>
</file>